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3096" calcext:value-type="float">
            <text:p>25.5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2432" calcext:value-type="float">
            <text:p>28.6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3432" calcext:value-type="float">
            <text:p>28.98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8152" calcext:value-type="float">
            <text:p>28.6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048" calcext:value-type="float">
            <text:p>28.95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6584" calcext:value-type="float">
            <text:p>29.05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7984" calcext:value-type="float">
            <text:p>28.82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588" calcext:value-type="float">
            <text:p>27.99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9592" calcext:value-type="float">
            <text:p>28.73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276" calcext:value-type="float">
            <text:p>29.70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4952" calcext:value-type="float">
            <text:p>29.71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5416" calcext:value-type="float">
            <text:p>28.85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0511092809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3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061" meta:object-count="0"/>
    <meta:user-defined meta:name="AppVersion">3.0</meta:user-defined>
  </office:meta>
</office:document-meta>
</file>